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3200000025849B7439EE0E9F6B7.jpg" manifest:media-type="image/jpeg"/>
  <manifest:file-entry manifest:full-path="Pictures/1000000000000320000002583B06AE563817AF48.jpg" manifest:media-type="image/jpeg"/>
  <manifest:file-entry manifest:full-path="Pictures/1000000000000327000001F8507BCB1F2F6EEDC4.jpg" manifest:media-type="image/jpeg"/>
  <manifest:file-entry manifest:full-path="Pictures/1000000000000327000001F862D8F8560238E159.jpg" manifest:media-type="image/jpeg"/>
  <manifest:file-entry manifest:full-path="Pictures/1000000000000327000001F86E0F68CD01942E14.jpg" manifest:media-type="image/jpeg"/>
  <manifest:file-entry manifest:full-path="Pictures/1000000000000327000001F8ADB15DFC877D3FFB.jpg" manifest:media-type="image/jpeg"/>
  <manifest:file-entry manifest:full-path="Pictures/1000000000000327000001F8C7D845974DD7BB37.jpg" manifest:media-type="image/jpeg"/>
  <manifest:file-entry manifest:full-path="Pictures/10000000000003200000025872500076D586EA8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18.999cm" svg:height="11.865cm" svg:x="1cm" svg:y="1.635cm">
          <draw:image xlink:href="Pictures/1000000000000327000001F862D8F8560238E159.jpg" xlink:type="simple" xlink:show="embed" xlink:actuate="onLoad">
            <text:p/>
          </draw:image>
        </draw:frame>
        <draw:frame draw:style-name="gr1" draw:text-style-name="P1" draw:layer="layout" svg:width="18.999cm" svg:height="11.865cm" svg:x="1cm" svg:y="15.835cm">
          <draw:image xlink:href="Pictures/1000000000000327000001F8507BCB1F2F6EEDC4.jpg" xlink:type="simple" xlink:show="embed" xlink:actuate="onLoad">
            <text:p/>
          </draw:image>
        </draw:frame>
      </draw:page>
      <draw:page draw:name="page2" draw:style-name="dp1" draw:master-page-name="Обычный">
        <draw:frame draw:style-name="gr1" draw:text-style-name="P1" draw:layer="layout" svg:width="18.999cm" svg:height="11.865cm" svg:x="1.001cm" svg:y="1.5cm">
          <draw:image xlink:href="Pictures/1000000000000327000001F86E0F68CD01942E14.jpg" xlink:type="simple" xlink:show="embed" xlink:actuate="onLoad">
            <text:p/>
          </draw:image>
        </draw:frame>
        <draw:frame draw:style-name="gr1" draw:text-style-name="P1" draw:layer="layout" svg:width="18.999cm" svg:height="11.865cm" svg:x="1cm" svg:y="15.735cm">
          <draw:image xlink:href="Pictures/1000000000000327000001F8ADB15DFC877D3FFB.jpg" xlink:type="simple" xlink:show="embed" xlink:actuate="onLoad">
            <text:p/>
          </draw:image>
        </draw:frame>
      </draw:page>
      <draw:page draw:name="page3" draw:style-name="dp1" draw:master-page-name="Обычный">
        <draw:frame draw:style-name="gr1" draw:text-style-name="P1" draw:layer="layout" svg:width="18.999cm" svg:height="11.865cm" svg:x="1.001cm" svg:y="1.4cm">
          <draw:image xlink:href="Pictures/1000000000000327000001F8C7D845974DD7BB37.jpg" xlink:type="simple" xlink:show="embed" xlink:actuate="onLoad">
            <text:p/>
          </draw:image>
        </draw:frame>
        <draw:frame draw:style-name="gr1" draw:text-style-name="P1" draw:layer="layout" svg:width="18.999cm" svg:height="14.248cm" svg:x="1.001cm" svg:y="14.6cm">
          <draw:image xlink:href="Pictures/10000000000003200000025872500076D586EA85.jpg" xlink:type="simple" xlink:show="embed" xlink:actuate="onLoad">
            <text:p/>
          </draw:image>
        </draw:frame>
      </draw:page>
      <draw:page draw:name="page4" draw:style-name="dp1" draw:master-page-name="Обычный">
        <draw:frame draw:style-name="gr1" draw:text-style-name="P1" draw:layer="layout" svg:width="18.999cm" svg:height="14.248cm" svg:x="1.001cm" svg:y="1.052cm">
          <draw:image xlink:href="Pictures/1000000000000320000002583B06AE563817AF48.jpg" xlink:type="simple" xlink:show="embed" xlink:actuate="onLoad">
            <text:p/>
          </draw:image>
        </draw:frame>
        <draw:frame draw:style-name="gr1" draw:text-style-name="P1" draw:layer="layout" svg:width="18.999cm" svg:height="14.248cm" svg:x="1.001cm" svg:y="15.6cm">
          <draw:image xlink:href="Pictures/10000000000003200000025849B7439EE0E9F6B7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28T16:30:40.212113720</dc:date>
    <meta:editing-duration>PT4M36S</meta:editing-duration>
    <meta:editing-cycles>1</meta:editing-cycles>
    <meta:document-statistic meta:object-count="8"/>
    <meta:generator>LibreOffice/6.0.7.3$Linux_X86_64 LibreOffice_project/00m0$Build-3</meta:generator>
  </office:meta>
</office:document-meta>
</file>